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07cm" fo:margin-left="0.116cm" table:align="left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Table_20_Contents">
      <style:text-properties officeooo:rsid="0003a95d" officeooo:paragraph-rsid="0003a95d"/>
    </style:style>
    <style:style style:name="P4" style:family="paragraph" style:parent-style-name="Table_20_Contents">
      <style:text-properties officeooo:rsid="0003a95d" officeooo:paragraph-rsid="0004e437"/>
    </style:style>
    <style:style style:name="P5" style:family="paragraph" style:parent-style-name="Table_20_Contents">
      <style:text-properties officeooo:paragraph-rsid="0003a95d"/>
    </style:style>
    <style:style style:name="P6" style:family="paragraph" style:parent-style-name="Table_20_Contents">
      <style:text-properties officeooo:paragraph-rsid="0004e437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1 <text:s text:c="27"/>BUSCAR</text:p>
            <text:p text:style-name="P3"/>
            <text:p text:style-name="P3">Como administrativo quiero realizar una búsqueda de los contactos. La búsqueda se puede realizar por cualquier campo de contacto.</text:p>
            <text:p text:style-name="P3"/>
            <text:p text:style-name="P3"/>
            <text:p text:style-name="P3"/>
            <text:p text:style-name="P3">Estimación: </text:p>
            <text:p text:style-name="P3">Prioridad: <text:s text:c="36"/>Dependiente: <text:span text:style-name="T2">2</text:span></text:p>
          </table:table-cell>
          <table:table-cell table:style-name="Tabla1.B1" office:value-type="string">
            <text:p text:style-name="Table_20_Contents">- <text:span text:style-name="T1">Introducir un parámetro erro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2 <text:s text:c="27"/>I-M-B</text:p>
            <text:p text:style-name="P3"/>
            <text:p text:style-name="P3">Como administrativo quiero poder añadir, modificar y borrar contactos de mi agenda.</text:p>
            <text:p text:style-name="P3"/>
            <text:p text:style-name="P3"/>
            <text:p text:style-name="P3"/>
            <text:p text:style-name="P3">Estimación: </text:p>
            <text:p text:style-name="P3">Prioridad: <text:s text:c="36"/>Dependiente: <text:span text:style-name="T2">1</text:span></text:p>
          </table:table-cell>
          <table:table-cell table:style-name="Tabla2.B1" office:value-type="string">
            <text:p text:style-name="P5">- <text:span text:style-name="T1">Introducir un parámetro erroneo y que el error esté catalogado.</text:span></text:p>
            <text:p text:style-name="P5">- <text:span text:style-name="T2">En caso de introducir un contacto repetido que avise del error. (Repetido: DNI)</text:span></text:p>
            <text:p text:style-name="P5">- <text:span text:style-name="T2">Comprobar que el DNI introducido es posible</text:span></text:p>
            <text:p text:style-name="P5">- <text:span text:style-name="T2">Al modificar las mismas directrices que al introducir.</text:span></text:p>
            <text:p text:style-name="P5">- <text:span text:style-name="T2">Al borrar comprobar que el contacto exista.</text:span>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<text:span text:style-name="T2">3</text:span> <text:s text:c="10"/><text:span text:style-name="T2">COPIAS DE SEGURIDAD</text:span></text:p>
            <text:p text:style-name="P4"/>
            <text:p text:style-name="P4">Como administrativo quiero realizar una <text:span text:style-name="T2">copia de seguridad de todos mis contactos y tener la posibilidad de restaurarla desde la interfaz del programa.</text:span></text:p>
            <text:p text:style-name="P4"/>
            <text:p text:style-name="P4"/>
            <text:p text:style-name="P4">Estimación: </text:p>
            <text:p text:style-name="P4">Prioridad: <text:s text:c="37"/>Dependiente:</text:p>
          </table:table-cell>
          <table:table-cell table:style-name="Tabla3.B1" office:value-type="string">
            <text:p text:style-name="P6">- <text:span text:style-name="T1">Introducir un parámetro erroneo y que el error esté catalogado.</text:span></text:p>
            <text:p text:style-name="P6">- <text:span text:style-name="T2">Intentar restaurar una copia inexistente.</text:span></text:p>
            <text:p text:style-name="P6">- <text:span text:style-name="T2">Comprobar antes de restaurar que la copia de seguridad no está vacía.</text:span></text:p>
            <text:p text:style-name="P6">- <text:span text:style-name="T2">Comprobar que la copia de seguridad se ha realizado satisfactoriamente.</text:span></text:p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05T14:44:02.073990866</dc:date>
    <dc:creator>cosmic0 </dc:creator>
    <meta:editing-duration>PT10M28S</meta:editing-duration>
    <meta:editing-cycles>1</meta:editing-cycles>
    <meta:document-statistic meta:table-count="3" meta:image-count="0" meta:object-count="0" meta:page-count="1" meta:paragraph-count="23" meta:word-count="193" meta:character-count="1400" meta:non-whitespace-character-count="1054"/>
    <meta:generator>LibreOffice/4.2.6.3$Linux_X86_64 LibreOffice_project/420m0$Build-3</meta:generator>
  </office:meta>
</office:document-meta>
</file>